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oSangrado">
      <style:text-properties fo:font-weight="bold" style:font-weight-asian="bold" style:font-weight-complex="bold"/>
    </style:style>
    <style:style style:name="P2" style:family="paragraph" style:parent-style-name="TextoSangrado">
      <style:text-properties style:text-underline-style="none"/>
    </style:style>
    <style:style style:name="P3" style:family="paragraph" style:parent-style-name="TextoSangrado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oSangrado">Per organitzar el projecte amb el mètode Scrum, definirem la planificació inicial i els objectius dels rols de Pablo (encarregat de la web), Rubén (redactor) i Paula (investigadora). El mètode Scrum s’organitza en sprints (normalment d’una a dues setmanes), amb objectius clars a curt termini que es revisen i ajusten periòdicament.</text:p>
      <text:h text:style-name="Heading_20_2" text:outline-level="2">1. Objectiu general del projecte</text:h>
      <text:p text:style-name="TextoSangrado"/>
      <text:p text:style-name="TextoSangrado">Crear una pàgina web informativa i de qualitat sobre un tema específic (podria ser història dels telers, cultura tèxtil o algun altre tema similar), amb contingut ben investigat i estructurat per atraure i informar als visitants.</text:p>
      <text:h text:style-name="Heading_20_2" text:outline-level="2">2. Objectius per rol</text:h>
      <text:p text:style-name="TextoSangrado"/>
      <text:p text:style-name="TextoSangrado"><text:s text:c="4"/>Pablo (encarregat web):</text:p>
      <text:p text:style-name="TextoSangrado"><text:s text:c="8"/>Desenvolupar i dissenyar una web funcional i atractiva.</text:p>
      <text:p text:style-name="TextoSangrado"><text:s text:c="8"/>Assegurar una navegació intuïtiva i adaptable a dispositius mòbils.</text:p>
      <text:p text:style-name="TextoSangrado"><text:s text:c="8"/>Optimitzar el SEO (Search Engine Optimization) per a la web.</text:p>
      <text:p text:style-name="TextoSangrado"/>
      <text:p text:style-name="TextoSangrado"><text:s text:c="4"/>Rubén (redactor):</text:p>
      <text:p text:style-name="TextoSangrado"><text:s text:c="8"/>Crear continguts atractius, clars i informatius per a la web.</text:p>
      <text:p text:style-name="TextoSangrado"><text:s text:c="8"/>Estructurar el contingut segons les paraules clau i l’estratègia SEO.</text:p>
      <text:p text:style-name="TextoSangrado"><text:s text:c="8"/>Adaptar l’estil del text al públic objectiu de la web.</text:p>
      <text:p text:style-name="TextoSangrado"/>
      <text:p text:style-name="TextoSangrado"><text:s text:c="4"/>Paula (investigadora):</text:p>
      <text:p text:style-name="TextoSangrado"><text:s text:c="8"/>Realitzar una investigació exhaustiva sobre el tema.</text:p>
      <text:p text:style-name="TextoSangrado"><text:s text:c="8"/>Proporcionar fonts fiables i documentació per als articles.</text:p>
      <text:p text:style-name="TextoSangrado"><text:s text:c="8"/>Col·laborar amb Rubén per assegurar l'exactitud i la profunditat del contingut.</text:p>
      <text:p text:style-name="TextoSangrado"/>
      <text:p text:style-name="TextoSangrado"/>
      <text:p text:style-name="TextoSangrado"/>
      <text:p text:style-name="TextoSangrado"/>
      <text:p text:style-name="TextoSangrado"/>
      <text:p text:style-name="TextoSangrado"/>
      <text:p text:style-name="TextoSangrado"/>
      <text:h text:style-name="Heading_20_1" text:outline-level="1"><text:soft-page-break/>Sprint inicial (Primera setmana)</text:h>
      <text:p text:style-name="TextoSangrado">A la primera fase, es defineixen les tasques inicials per a cada rol i els objectius del primer sprint.</text:p>
      <text:p text:style-name="P1">Objectius del Sprint 1</text:p>
      <text:p text:style-name="TextoSangrado"/>
      <text:p text:style-name="TextoSangrado"><text:s text:c="4"/>Definir l’estructura bàsica de la web i les seccions de contingut.</text:p>
      <text:p text:style-name="TextoSangrado"><text:s text:c="4"/>Realitzar una investigació preliminar per obtenir una visió general del tema.</text:p>
      <text:p text:style-name="TextoSangrado"><text:s text:c="4"/>Esbossar els primers continguts per a la pàgina principal i seccions clau.</text:p>
      <text:p text:style-name="TextoSangrado"/>
      <text:p text:style-name="P1">Tasques per rol</text:p>
      <text:p text:style-name="TextoSangrado"/>
      <text:p text:style-name="TextoSangrado"><text:s text:c="4"/><text:span text:style-name="T2">Pablo (encarregat web)</text:span></text:p>
      <text:p text:style-name="TextoSangrado"><text:s text:c="8"/>Crear l'estructura base del lloc web (per exemple, utilitzant MarkDown).</text:p>
      <text:p text:style-name="TextoSangrado"><text:s text:c="8"/>Configurar les seccions inicials (pàgina principal, categories, seccions de contacte).</text:p>
      <text:p text:style-name="TextoSangrado"><text:s text:c="8"/>Definir el disseny visual inicial (colors, tipografia, disposició).</text:p>
      <text:p text:style-name="TextoSangrado"/>
      <text:p text:style-name="TextoSangrado"><text:s text:c="4"/><text:span text:style-name="T2">Rubén (redactor)</text:span></text:p>
      <text:p text:style-name="TextoSangrado"><text:s text:c="8"/>Encarregat de dirigir els sprints de scrum per al correcte funcionament del treball.</text:p>
      <text:p text:style-name="TextoSangrado"/>
      <text:p text:style-name="TextoSangrado"><text:s text:c="3"/><text:span text:style-name="T2"><text:s/>Paula (investigadora)</text:span></text:p>
      <text:p text:style-name="TextoSangrado"><text:s text:c="8"/>Recopilar fonts i documentació bàsica sobre el tema.</text:p>
      <text:p text:style-name="TextoSangrado"><text:s text:c="8"/>Elaborar un esquema amb els temes principals i subtemes que es tractaran a la web.</text:p>
      <text:p text:style-name="TextoSangrado"><text:s text:c="8"/>Compartir amb Rubén les dades més rellevants per començar a escriure el contingut.</text:p>
      <text:p text:style-name="TextoSangrado"/>
      <text:p text:style-name="TextoSangrado"/>
      <text:p text:style-name="TextoSangrado"/>
      <text:p text:style-name="TextoSangrado"/>
      <text:p text:style-name="TextoSangrado"/>
      <text:p text:style-name="TextoSangrado"/>
      <text:p text:style-name="TextoSangrado"/>
      <text:p text:style-name="TextoSangrado"/>
      <text:p text:style-name="TextoSangrado"/>
      <text:p text:style-name="TextoSangrado"/>
      <text:p text:style-name="TextoSangrado"/>
      <text:h text:style-name="Heading_20_1" text:outline-level="1"><text:soft-page-break/>Sprint 2 (Segona setmana)</text:h>
      <text:p text:style-name="TextoSangrado"/>
      <text:p text:style-name="TextoSangrado">En aquesta fase es revisen i milloren els primers elements creats, i es continua amb el desenvolupament i redacció de contingut.</text:p>
      <text:p text:style-name="P3">Objectius del Sprint 2</text:p>
      <text:p text:style-name="TextoSangrado"/>
      <text:p text:style-name="TextoSangrado"><text:s text:c="4"/>Publicar les primeres pàgines amb contingut inicial.</text:p>
      <text:p text:style-name="TextoSangrado"><text:s text:c="4"/>Optimitzar la pàgina principal amb millores en disseny.</text:p>
      <text:p text:style-name="TextoSangrado"><text:s text:c="4"/>Ampliar la investigació per a futures seccions i articles.</text:p>
      <text:p text:style-name="TextoSangrado"/>
      <text:p text:style-name="P1">Tasques per rol</text:p>
      <text:p text:style-name="TextoSangrado"/>
      <text:p text:style-name="TextoSangrado"><text:s text:c="4"/><text:span text:style-name="T2">Pablo (encarregat web)</text:span></text:p>
      <text:p text:style-name="TextoSangrado"><text:s text:c="8"/>Provar la navegació del lloc en diferents dispositius per assegurar la responsivitat.</text:p>
      <text:p text:style-name="TextoSangrado"><text:s text:c="8"/>Crear una estructura per als futurs articles, amb elements visuals (com imatges o icones) per enriquir el contingut.</text:p>
      <text:p text:style-name="TextoSangrado"/>
      <text:p text:style-name="P2"><text:s text:c="4"/><text:span text:style-name="T2">Rubén (redactor)</text:span></text:p>
      <text:p text:style-name="TextoSangrado"><text:s text:c="8"/>Revisar i polir els primers articles amb un llenguatge més clar i optimitzat.</text:p>
      <text:p text:style-name="TextoSangrado"><text:s text:c="8"/>Preparar nous continguts en base a les fonts que Paula ha compartit.</text:p>
      <text:p text:style-name="TextoSangrado"><text:s text:c="8"/>Enviar els articles a Pablo perquè els pugui revisar i pujar al web.</text:p>
      <text:p text:style-name="TextoSangrado"/>
      <text:p text:style-name="TextoSangrado"><text:s text:c="3"/><text:span text:style-name="T2"><text:s/>Paula (investigadora)</text:span></text:p>
      <text:p text:style-name="TextoSangrado"><text:s text:c="8"/>Continuar amb la investigació en profunditat de temes secundaris o específics.</text:p>
      <text:p text:style-name="TextoSangrado"><text:s text:c="8"/>Compartir les troballes amb Rubén perquè aquest ampliï o modifiqui els textos.</text:p>
      <text:p text:style-name="TextoSangrado"><text:s text:c="8"/>Cercar imatges o recursos visuals amb llicència per utilitzar al web (si és necessari).</text:p>
      <text:p text:style-name="TextoSangrado"/>
      <text:h text:style-name="Heading_20_3" text:outline-level="3">5. Revisions i reunions de Scrum</text:h>
      <text:p text:style-name="TextoSangrado"/>
      <text:p text:style-name="TextoSangrado"><text:s text:c="4"/>Daily Stand-up (breu reunió diària): Cada membre de l’equip comenta el seu progrés, els obstacles i els objectius per a la jornada.</text:p>
      <text:p text:style-name="TextoSangrado"><text:s text:c="4"/>Sprint Review (revisió al final del sprint): Revisió de les tasques completades en l’sprint. Es discuteixen els resultats, es revisa el treball publicat, i es defineixen les tasques per al següent sprint.</text:p>
      <text:p text:style-name="TextoSangrado"><text:soft-page-break/><text:s text:c="4"/>Sprint Retrospective: Revisió del procés de treball, amb un enfocament en la millora contínua de l’equip i la col·laboració entre els rols.</text:p>
      <text:p text:style-name="TextoSangrado"/>
      <text:h text:style-name="Heading_20_1" text:outline-level="1">6. Següents sprints</text:h>
      <text:p text:style-name="TextoSangrado"/>
      <text:p text:style-name="TextoSangrado">En funció dels resultats dels primers dos sprints, l’equip pot continuar creant més contingut, millorant el disseny, ajustant el SEO, i ampliant la investigació. La coordinació entre Pablo, Rubén i Paula serà fonamental per adaptar les tasques i objectius als requeriments i les noves oportunitats del projecte.</text:p>
      <text:p text:style-name="TextoSangrado"/>
      <text:p text:style-name="TextoSangrado">Aquest pla inicial amb Scrum permet estructurar les fases de desenvolupament i assegura la col·laboració constant entre els rols, fent més eficient el procés d’assolir els objectius del projec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Sangrado" style:family="paragraph" style:parent-style-name="Standard" style:class="text" style:master-page-name="">
      <style:paragraph-properties fo:line-height="150%" style:page-number="auto"/>
      <style:text-properties style:font-name="Times New Roman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34S</meta:editing-duration>
    <meta:editing-cycles>4</meta:editing-cycles>
    <meta:generator>OpenOffice/4.1.15$Win32 OpenOffice.org_project/4115m2$Build-9813</meta:generator>
    <dc:date>2024-11-04T12:38:24.97</dc:date>
    <dc:creator>Pablo  Rufete</dc:creator>
    <meta:document-statistic meta:table-count="0" meta:image-count="0" meta:object-count="0" meta:page-count="4" meta:paragraph-count="58" meta:word-count="663" meta:character-count="4570"/>
    <meta:user-defined meta:name="Info 1"/>
    <meta:user-defined meta:name="Info 2"/>
    <meta:user-defined meta:name="Info 3"/>
    <meta:user-defined meta:name="Info 4"/>
  </office:meta>
</office:document-meta>
</file>